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list-style-name="L1">
      <style:paragraph-properties fo:text-align="start" style:justify-single-word="false"/>
      <style:text-properties fo:font-size="16pt" style:font-size-asian="16pt" style:font-size-complex="16pt"/>
    </style:style>
    <style:style style:name="P4" style:family="paragraph" style:parent-style-name="Standard" style:list-style-name="L2">
      <style:paragraph-properties fo:text-align="start" style:justify-single-word="false"/>
      <style:text-properties fo:font-size="16pt" style:font-size-asian="16pt" style:font-size-complex="16pt"/>
    </style:style>
    <style:style style:name="P5" style:family="paragraph" style:parent-style-name="Standard" style:list-style-name="L3">
      <style:paragraph-properties fo:text-align="start" style:justify-single-word="false"/>
      <style:text-properties fo:font-size="16pt" style:font-size-asian="16pt" style:font-size-complex="16pt"/>
    </style:style>
    <style:style style:name="P6" style:family="paragraph" style:parent-style-name="Standard" style:list-style-name="L4">
      <style:paragraph-properties fo:text-align="start" style:justify-single-word="false"/>
      <style:text-properties fo:font-size="16pt" style:font-size-asian="16pt" style:font-size-complex="16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 DEI REQUISITI E</text:p>
      <text:p text:style-name="P1">DELL'ARCHITETTURA</text:p>
      <text:p text:style-name="P1"/>
      <text:p text:style-name="P2"/>
      <text:list xml:id="list3032701255458170171" text:style-name="L1">
        <text:list-item>
          <text:p text:style-name="P3">Specifica dei requisiti (Standard IEEE 830)</text:p>
          <text:p text:style-name="P3">2.1. Introduzione </text:p>
          <text:list>
            <text:list-header>
              <text:p text:style-name="P3">2.1.1. Scopo </text:p>
              <text:p text:style-name="P3">Questa sezione del documento ha lo scopo di indicare chiaramente i requisiti dell’applicazione MyWallet per la gestione del conto corrente bancario. Questa sezione sarà la base che guiderà le successive fasi dello sviluppo del prodotto, a partire da architettura e design. </text:p>
              <text:p text:style-name="P3"/>
              <text:p text:style-name="P3">2.1.2. Ambito </text:p>
              <text:p text:style-name="P3">L’applicazione renderà più comodo e semplice gestire le quotidiane operazioni bancarie e di pagamento dei nostri clienti. Più dettagli nel punto 2.3 di questa sezione. </text:p>
              <text:p text:style-name="P3"/>
              <text:p text:style-name="P3">2.1.3. Definizioni </text:p>
              <text:p text:style-name="P3">Utente: può essere un Cliente privato oppure un Azienda ad avere accesso al proprio conto bancario. Transazioni: operazione di pagamento inviato o ricevuto da un altro utente. Storico: lista aggiornata dal sistema di gestione, contiene le ultime transazioni effettuate in ordine cronologico. Cash-Back: una quota percentuale che il cliente riavrà a seguito di un pagamento verso determinati esercenti. Obiettivo Risparmio: un parte del saldo che viene ‘virtualmente’ spostato dal proprio conto per essere messo da parte come risparmio, questo non verrà contato del proprio bilancio ma sarà in qualunque momento riportato sul conto dell’utente quando lo richiederà. </text:p>
              <text:p text:style-name="P3"/>
              <text:p text:style-name="P3">2.1.4. Panoramica </text:p>
              <text:p text:style-name="P3">Il punto 2 di questa sezione fornisce una visione generale del sistema, il punto 3 ne dettaglia nello specifico i requisiti, divisi in varie categorie. </text:p>
              <text:p text:style-name="P3"/>
            </text:list-header>
          </text:list>
        </text:list-item>
      </text:list>
      <text:list xml:id="list8845531116759770144" text:style-name="L2">
        <text:list-item>
          <text:list>
            <text:list-item>
              <text:p text:style-name="P4">Descrizione Generale</text:p>
              <text:p text:style-name="P4">2.2.1. Prospettiva del Prodotto </text:p>
              <text:p text:style-name="P4"><text:soft-page-break/>L’applicazione entra in un mercato già rodato e ricco di competitor, ma l’obiettivo è quello di fornire al cliente una sola applicazione funzionante e completa con cui gestire a 360 gradi il proprio conto in modo semplice e intuitivo. </text:p>
              <text:p text:style-name="P4"/>
              <text:p text:style-name="P4">2.2.2. Funzioni del Prodotto </text:p>
              <text:p text:style-name="P4">Ha molte funzioni per gestire il proprio account bancario, oltre ai pagamenti si possono chiedere prestiti, ricevere Cash-Back, utilizzare il conto risparmio, consultare lo storico delle entrate e uscite e visualizzare il proprio saldo. Tutte le funzionalità sono state descritte in precedenza. </text:p>
              <text:p text:style-name="P4"/>
              <text:p text:style-name="P4">2.2.3. Caratteristiche degli utenti </text:p>
              <text:p text:style-name="P4">Il software è pratico e utilizzabile da chiunque in modo intuitivo e semplice, gli utenti non necessitano, dunque, di alcun tipo di preparazione. </text:p>
              <text:p text:style-name="P4"/>
              <text:p text:style-name="P4">2.2.4. Vincoli </text:p>
              <text:p text:style-name="P4">L’unico vincolo imposto dal sistema all’utente è quello di avere un saldo sufficiente per eseguire le operazioni di pagamento. </text:p>
              <text:p text:style-name="P4"/>
            </text:list-item>
          </text:list>
        </text:list-item>
      </text:list>
      <text:list xml:id="list1143789639830568528" text:style-name="L3">
        <text:list-item>
          <text:list>
            <text:list-item>
              <text:p text:style-name="P5">Requisiti Specifici</text:p>
              <text:p text:style-name="P5">2.3.1. Interfaccia Esterna </text:p>
              <text:p text:style-name="P5">L’interfaccia utente fornisce tutte le funzioni disponibili, in un unica schermata di ‘home’ oltre a quella di 'login/registrazione'. Il software è disponibile per ora solo su Pc con un comune sistema operativo, preferibilmente Windows. È indispensabile una connessione internet. Il programma verrà successivamente implementato anche per device mobile. </text:p>
              <text:p text:style-name="P5"/>
              <text:p text:style-name="P5">2.3.2. Requisiti Funzionali </text:p>
              <text:p text:style-name="P5">2.3.2.1. Autenticazione ● Registrazione: vengono richiesti i dati del privato o dell’azienda, a seconda della scelta, per eseguire la registrazione (nome, cognome, CF, e altri dati anagrafici) ● Login: inserire ‘nome utente’ e ‘password’ scelte in fase di registrazione per accedere alla propria area personale </text:p>
              <text:p text:style-name="P5">2.3.2.2. Area Personale ● Bilancio: riporta la disponibilità economica. ● Transazione: tasto per eseguire una transazione, riportare la cifra in € e gli estremi dell’account a cui effettuare il <text:soft-page-break/>pagamento. ● Transazioni recenti: è una lista in ordine cronologico delle ultime transazioni eseguite e ricevute (le entrate saranno positive, le uscite negative). ● Risparmi: con il comando ‘Invia denaro al conto risparmio’ si spostano ‘virtualmente’ dal bilancio del proprio conto al fondo risparmio. </text:p>
              <text:p text:style-name="P5"/>
              <text:p text:style-name="P5">2.3.3. Requisiti sulle Performance </text:p>
              <text:p text:style-name="P5">Non sono richieste risorse computazionali elevate per questo applicativo. È solo necessaria la connessione internet in quanto le operazioni vengono eseguite e registrate sui server e database. </text:p>
            </text:list-item>
          </text:list>
        </text:list-item>
      </text:list>
      <text:list xml:id="list7592416296614726827" text:style-name="L4">
        <text:list-item>
          <text:list>
            <text:list-item>
              <text:list>
                <text:list-header>
                  <text:p text:style-name="P6"/>
                </text:list-header>
              </text:list>
            </text:list-item>
          </text:list>
          <text:p text:style-name="P6">3. Architettura del Software</text:p>
          <text:list>
            <text:list-item>
              <text:list>
                <text:list-header>
                  <text:p text:style-name="P6">3.1. Stile Architetturale </text:p>
                  <text:p text:style-name="P6">Con lo scopo di aumentare la qualità del software si è deciso di adottare uno stile architetturale di tipo ‘Model-View-Controller’. </text:p>
                  <text:p text:style-name="P6">3.1.1. Problema </text:p>
                  <text:p text:style-name="P6">Si vuole separare la UI (interfaccia utente) dal Database e dal software che gestisce tutte le operazioni. Ci permetterà di non ripeterci e in secondo luogo, aiuta a creare una solida struttura per la nostra applicazione. </text:p>
                  <text:p text:style-name="P6">3.1.2. Soluzioni </text:p>
                  <text:p text:style-name="P6">Svilupperemo la nostra applicazione seguendo questi 3 componenti architetturali. - Il Model gestisce direttamente i dati, comunica con il database ed è fondamentale per fare in modo di registrare tutte le modifiche e di prelevare i dati da rappresentare. - Il View che gestisce l'interfaccia utente che verrà visualizzata dall’utente. Questo componente comunicherà con controller per aggiornare i dati da visualizzare. - Il Controller che comprende tutte le classi ‘manager’ che gestiscono le regole dell’applicazione prendendo i dati dal model e spiega come rappresentarli al view, serve anche per tutte le operazioni di upgrade/refresh </text:p>
                  <text:p text:style-name="P6"/>
                  <text:p text:style-name="P6">3.2. Viste architetturali </text:p>
                  <text:p text:style-name="P6">L’architettura del sistema è stata descritta in 6 diagrammi UML, che descrivono le viste architetturali dell’applicazione. </text:p>
                  <text:p text:style-name="P6">3.2.1. Logical view (class diagram, state machine diagram e sequence diagram) </text:p>
                  <text:p text:style-name="P6"><text:soft-page-break/>Rappresenta le interazioni e le relazioni interne tra i vari componenti del sistema. I diagrammi di seguito descrivono una vista statica e dinamica dell’intero sistema. </text:p>
                  <text:p text:style-name="P6">3.2.1.1. Class Diagram </text:p>
                  <text:p text:style-name="P6">Viene usato un class diagram che comprende le classi implementate con relativi campi e metodi. Questo diagramma verrà successivamente utilizzato per generare il codice mediante StarUML. nota: si faccia riferimento a "MyWallet\uml\images\Class-Diagram.png". </text:p>
                  <text:p text:style-name="P6">3.2.1.2. State Machine Diagram </text:p>
                  <text:p text:style-name="P6">Descrive il percorso di stati che fa l’utente dalla richiesta di registrazione alla scrittura su database dei dati inseriti, comprende la verifica degli stessi e l’interruzione in caso di errori. nota: si faccia riferimento a "MyWallet\uml\images\State-Machine-Diagram.png". </text:p>
                  <text:p text:style-name="P6">3.2.1.3. Sequence Diagram </text:p>
                  <text:p text:style-name="P6">Illustra il processo di comunicazione tra utente, sistema di gestione e database per una transazione. L’utente invia una richiesta di pagamento, il sistema verifica la disponibilità di saldo, in caso positivo la transazione viene eseguita e visualizzata a schermo. nota: si faccia riferimento a "MyWallet\uml\images\Sequence-Diagram.png". </text:p>
                  <text:p text:style-name="P6"/>
                  <text:p text:style-name="P6">3.2.2. Process view (activity diagram) </text:p>
                  <text:p text:style-name="P6">Mostra il comportamento delle parti del sistema, in determinate casistiche mostrando il flusso di lavoro del sistema. L’Activity Diagram rappresenta il processo di registrazione, interpretato da tre interpreti coinvolti, l’utente, il sistema di gestione ed il database manager, separati graficamente dalle partizioni. nota: si faccia riferimento a "MyWallet\uml\images\Activity-Diagram.png". </text:p>
                  <text:p text:style-name="P6"/>
                  <text:p text:style-name="P6">3.2.3. Use Case View </text:p>
                  <text:p text:style-name="P6">Questa vista architetturale serve per mostrare le funzionalità che il sistema fornisce ai vari attori interpretati nel nostro caso da Utente (attore astratto interpretato da Cliente o Azienda) e dal Database. nota: si faccia riferimento a "MyWallet\uml\images\Usa-Case-Diagram.png". </text:p>
                </text:list-header>
              </text:list>
            </text:list-item>
          </text:list>
        </text:list-item>
      </text:list>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2S</meta:editing-duration>
    <meta:editing-cycles>5</meta:editing-cycles>
    <meta:generator>OpenOffice/4.1.8$Win32 OpenOffice.org_project/418m3$Build-9803</meta:generator>
    <dc:date>2023-01-12T17:37:45.40</dc:date>
    <meta:document-statistic meta:table-count="0" meta:image-count="0" meta:object-count="0" meta:page-count="5" meta:paragraph-count="50" meta:word-count="991" meta:character-count="6998"/>
    <meta:user-defined meta:name="Info 1"/>
    <meta:user-defined meta:name="Info 2"/>
    <meta:user-defined meta:name="Info 3"/>
    <meta:user-defined meta:name="Info 4"/>
  </office:meta>
</office:document-meta>
</file>